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officeooo:rsid="00076812" officeooo:paragraph-rsid="00076812"/>
    </style:style>
    <style:style style:name="P2" style:family="paragraph" style:parent-style-name="Text_20_body">
      <style:text-properties officeooo:rsid="00076812" officeooo:paragraph-rsid="000e3295"/>
    </style:style>
    <style:style style:name="P3" style:family="paragraph" style:parent-style-name="Text_20_body">
      <style:text-properties officeooo:rsid="0007fb72" officeooo:paragraph-rsid="0007fb72"/>
    </style:style>
    <style:style style:name="P4" style:family="paragraph" style:parent-style-name="Text_20_body">
      <style:text-properties officeooo:rsid="0008fb28" officeooo:paragraph-rsid="0008fb28"/>
    </style:style>
    <style:style style:name="P5" style:family="paragraph" style:parent-style-name="Text_20_body">
      <style:text-properties officeooo:rsid="000ac166" officeooo:paragraph-rsid="000ac166"/>
    </style:style>
    <style:style style:name="P6" style:family="paragraph" style:parent-style-name="Text_20_body">
      <style:text-properties officeooo:rsid="000ac166" officeooo:paragraph-rsid="000f05ea"/>
    </style:style>
    <style:style style:name="P7" style:family="paragraph" style:parent-style-name="Text_20_body">
      <style:text-properties officeooo:rsid="000baaa2" officeooo:paragraph-rsid="000baaa2"/>
    </style:style>
    <style:style style:name="P8" style:family="paragraph" style:parent-style-name="Text_20_body">
      <style:text-properties officeooo:rsid="000bb4a9" officeooo:paragraph-rsid="000bb4a9"/>
    </style:style>
    <style:style style:name="P9" style:family="paragraph" style:parent-style-name="Text_20_body">
      <style:text-properties officeooo:rsid="0010ebcf" officeooo:paragraph-rsid="0010ebcf"/>
    </style:style>
    <style:style style:name="P10" style:family="paragraph" style:parent-style-name="Heading_20_1">
      <style:text-properties officeooo:rsid="00076812" officeooo:paragraph-rsid="00076812"/>
    </style:style>
    <style:style style:name="P11" style:family="paragraph" style:parent-style-name="Heading_20_1">
      <style:text-properties officeooo:rsid="0007fb72" officeooo:paragraph-rsid="0007fb72"/>
    </style:style>
    <style:style style:name="P12" style:family="paragraph" style:parent-style-name="Heading_20_1">
      <style:text-properties officeooo:rsid="000ac166" officeooo:paragraph-rsid="000ac166"/>
    </style:style>
    <style:style style:name="P13" style:family="paragraph" style:parent-style-name="Heading_20_1">
      <style:text-properties officeooo:rsid="0010ebcf" officeooo:paragraph-rsid="0010ebcf"/>
    </style:style>
    <style:style style:name="P14" style:family="paragraph" style:parent-style-name="Subtitle">
      <style:text-properties officeooo:rsid="00076812" officeooo:paragraph-rsid="00076812"/>
    </style:style>
    <style:style style:name="T1" style:family="text">
      <style:text-properties officeooo:rsid="000bb4a9"/>
    </style:style>
    <style:style style:name="T2" style:family="text">
      <style:text-properties officeooo:rsid="000d7479"/>
    </style:style>
    <style:style style:name="T3" style:family="text">
      <style:text-properties officeooo:rsid="000f05ea"/>
    </style:style>
    <style:style style:name="T4" style:family="text">
      <style:text-properties officeooo:rsid="0010ebcf"/>
    </style:style>
  </office:automatic-styles>
  <office:body>
    <office:text text:use-soft-page-breaks="true">
      <text:variable-decls>
        <text:variable-decl office:value-type="string" text:name="cookboo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Monitoring Mum Technology List</text:title></text:p>
      <text:p text:style-name="Subtitle"><text:initial-creator>Andrew Findlay</text:initial-creator></text:p>
      <text:p text:style-name="Subtitle">andrew.findlay@skills-1st.co.uk</text:p>
      <text:p text:style-name="P14">2<text:span text:style-name="T4">6th</text:span> April 2017</text:p>
      <text:h text:style-name="P10" text:outline-level="1">Original datalogger <text:span text:style-name="T3">(2012)</text:span></text:h>
      <text:p text:style-name="P1">Early (2012) Arduino clone (nanode) based on Atmel ATMega 328</text:p>
      <text:p text:style-name="P2">Arduino IDE <text:s text:c="6"/>www.arduino.cc</text:p>
      <text:p text:style-name="P1">Arduino Mini Pro</text:p>
      <text:p text:style-name="P1">Ultrasonic rangefinder SRF-02</text:p>
      <text:p text:style-name="P1">Analogue temperature sensors MCP9701A</text:p>
      <text:p text:style-name="P1">Data transfer by HTTP POST to Perl script on server</text:p>
      <text:p text:style-name="P3">RRDTool database, RRD graph-generation tools running as CGI scripts</text:p>
      <text:h text:style-name="P11" text:outline-level="1">WiFi Prototype roomnodes <text:span text:style-name="T3">(2016)</text:span></text:h>
      <text:p text:style-name="P3">WeMOS D1 mini-pro</text:p>
      <text:p text:style-name="P3">Arduino IDE with ESP8266 code-generator and libraries</text:p>
      <text:p text:style-name="P3">https://github.com/esp8266</text:p>
      <text:p text:style-name="P3">DS18B20 1-wire digital <text:span text:style-name="T2">t</text:span>emperature sensors</text:p>
      <text:p text:style-name="P3">SR501 PIR</text:p>
      <text:p text:style-name="P3">Generic LDR light sensor</text:p>
      <text:p text:style-name="P3">Homie software framework for MQTT communication: https://github.com/marvinroger/homie</text:p>
      <text:h text:style-name="P11" text:outline-level="1">Home gateway</text:h>
      <text:p text:style-name="P4">GL-Inet AR150 router running OpenWRT https://www.gl-inet.com/ar150/</text:p>
      <text:p text:style-name="P4">Mosquitto MQTT broker</text:p>
      <text:h text:style-name="P12" text:outline-level="1">Server</text:h>
      <text:p text:style-name="P5">Linux, Apache</text:p>
      <text:p text:style-name="P6">Mosquitto MQTT broker <text:span text:style-name="T3">https://mosquitto.org/</text:span></text:p>
      <text:p text:style-name="P6">InfluxDB time-series database <text:span text:style-name="T3">https://portal.influxdata.com/downloads</text:span></text:p>
      <text:p text:style-name="P5">WSGI data-provider scripts written in Python</text:p>
      <text:p text:style-name="P6">D3/Cubism rolling horizon-graph display <text:span text:style-name="T3">https://square.github.io/cubism/ <text:s/>https://d3js.org/</text:span></text:p>
      <text:p text:style-name="P6">OpenHAB home-automation bus <text:s/><text:span text:style-name="T3">https://www.openhab.org/</text:span></text:p>
      <text:h text:style-name="P12" text:outline-level="1"><text:soft-page-break/>Future</text:h>
      <text:p text:style-name="P5">Battery-powered roomnode with low-power radio</text:p>
      <text:p text:style-name="P7">https://github.com/scalz/MyMultisensors looks promising</text:p>
      <text:p text:style-name="P8">Lots of stuff on https://www.mysensors.org/</text:p>
      <text:p text:style-name="P7">RFM69 radios <text:span text:style-name="T1">(433/868MHz) </text:span>or ZigBee perhaps?</text:p>
      <text:p text:style-name="P8">ATSHA204A key storage / encryption / message digest chip</text:p>
      <text:p text:style-name="P8"/>
      <text:h text:style-name="P13" text:outline-level="1">Open Source</text:h>
      <text:p text:style-name="P9">Monitoring Mum on GitHub: https://github.com/afindlay/monmum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Bitstream Vera Sans" style:font-size-asian="12pt" style:language-asian="en" style:country-asian="GB" style:font-name-complex="Lucidasans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font-name="Liberation Sans" fo:font-family="'Liberation Sans'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style-name="Bold" style:font-family-generic="swiss" style:font-pitch="variable" fo:font-size="14pt" fo:font-weight="bold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Example" style:family="paragraph" style:parent-style-name="Quotations">
      <style:paragraph-properties fo:margin-top="0cm" fo:margin-bottom="0cm" loext:contextual-spacing="false"/>
      <style:text-properties style:font-name="Courier" fo:font-family="Courier" style:font-style-name="Regular" style:font-family-generic="modern" style:font-pitch="variable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" style:num-format="1">
        <style:list-level-properties text:min-label-width="1.499cm" text:min-label-distance="0.499cm"/>
      </text:outline-level-style>
      <text:outline-level-style text:level="2" style:num-format="1" text:display-levels="2">
        <style:list-level-properties text:min-label-width="1.499cm" text:min-label-distance="0.499cm"/>
      </text:outline-level-style>
      <text:outline-level-style text:level="3" style:num-format="1" text:display-levels="3">
        <style:list-level-properties text:min-label-width="1.499cm" text:min-label-distance="0.499cm"/>
      </text:outline-level-style>
      <text:outline-level-style text:level="4" style:num-format="1" text:display-levels="4">
        <style:list-level-properties text:min-label-width="1.499cm" text:min-label-distance="0.499cm"/>
      </text:outline-level-style>
      <text:outline-level-style text:level="5" style:num-format="1" text:display-levels="5">
        <style:list-level-properties text:min-label-width="1.499cm" text:min-label-distance="0.499cm"/>
      </text:outline-level-style>
      <text:outline-level-style text:level="6" style:num-format="1" text:display-levels="6">
        <style:list-level-properties text:min-label-width="1.499cm" text:min-label-distance="0.499cm"/>
      </text:outline-level-style>
      <text:outline-level-style text:level="7" style:num-format="1" text:display-levels="7">
        <style:list-level-properties text:min-label-width="1.499cm" text:min-label-distance="0.499cm"/>
      </text:outline-level-style>
      <text:outline-level-style text:level="8" style:num-format="1" text:display-levels="8">
        <style:list-level-properties text:min-label-width="1.499cm" text:min-label-distance="0.499cm"/>
      </text:outline-level-style>
      <text:outline-level-style text:level="9" style:num-format="1" text:display-levels="9">
        <style:list-level-properties text:min-label-width="1.499cm" text:min-label-distance="0.499cm"/>
      </text:outline-level-style>
      <text:outline-level-style text:level="10" style:num-format="1" text:display-levels="10">
        <style:list-level-properties text:min-label-width="1.499cm" text:min-label-distance="0.499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499cm" fo:margin-right="2.499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text:title>Monitoring Mum Technology List</text:title><text:tab/>Page <text:page-number text:select-page="current">1</text:page-number><text:tab/><text:user-defined style:data-style-name="N0" text:name="Info 1">Version 0.1</text:user-defined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dc:title>Monitoring Mum Technology List</dc:title>
    <dc:subject>Pointers to all the tech used in the project so far</dc:subject>
    <meta:creation-date>2017-04-21T12:23:28.018757383</meta:creation-date>
    <dc:language>en-GB</dc:language>
    <meta:editing-cycles>9</meta:editing-cycles>
    <meta:editing-duration>P5DT1H59M42S</meta:editing-duration>
    <meta:initial-creator>Andrew Findlay</meta:initial-creator>
    <dc:date>2017-04-26T15:59:29.949836873</dc:date>
    <dc:creator>Andrew Findlay</dc:creator>
    <meta:document-statistic meta:table-count="0" meta:image-count="0" meta:object-count="0" meta:page-count="2" meta:paragraph-count="39" meta:word-count="176" meta:character-count="1509" meta:non-whitespace-character-count="1352"/>
    <meta:user-defined meta:name="Info 1">Version 0.1</meta:user-defined>
    <meta:user-defined meta:name="Info 2"/>
    <meta:user-defined meta:name="Info 3"/>
    <meta:user-defined meta:name="Info 4"/>
    <meta:template xlink:type="simple" xlink:actuate="onRequest" xlink:title="Generic report" xlink:href="../../../../../../.config/libreoffice/4-suse/user/template/Generic%20report1.ott" meta:date="2017-04-21T12:23:27.565346137"/>
  </office:meta>
</office:document-meta>
</file>